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tex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setDefaultHtmlEscape( boolean defaultHtml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ThemeMessage( MessageSourceResolvable resolv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ThemeMessage( String code , @ Nullable Object [ ] args , String defaul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.getMessage( String code , @ Nullable Object [ ] args , boolean htmlEsca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.getErro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Messag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UrlPath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setUrlPathHelper( UrlPathHelper urlPath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ContextUrl( String relative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text.getContextUrl( String relativeUrl , Map &lt; String , ? &gt;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Context.changeLocale( Locale locale , TimeZone timeZ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Context.getThe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Context.get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isResponseEncodedHtmlEsca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Message( String code , @ Nullable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Message( String code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PathToServl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text.getRequestDataValue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ThemeMessage( String code , @ Nullable List &lt; ? &gt; args , String defaul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Context.getFallbackLoca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Context.getResponseEncodedHtml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Message( String code , @ Nullable Object [ ] args , String defaultMessage , boolean htmlEsca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text.changeTheme( @ Nullable org . springframework . ui . context . Theme the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Context.getFallbackTimeZ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Context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ThemeMessage( String code , String defaul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.getMessage( String code , @ Nullable Object [ ] args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lLocaleResolver.getJstlLocale( HttpServletRequest request , @ Nullable ServletContext servlet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Context.getThemeMessage( String code , @ Nullable List &lt; ? &gt;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changeLocale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Context.getBindStatu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BindStatus( String path , boolean html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Message( String code , @ Nullable List &lt; ? &gt;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FallbackThe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Context.getLoca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RequestContex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changeTheme( String them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Context.getThemeMessag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ModelObject( String mode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Context.isDefaultHtmlEsca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Errors( String name , boolean htmlEsca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questContex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RequestContext( HttpServletRequest request , @ Nullable Map &lt; String , Object &gt;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lLocaleResolver.getJstlTimeZone( HttpServletRequest request , @ Nullable ServletContext servlet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Context.getTimeZ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Message( String code , @ Nullable List &lt; ? &gt; args , String defaul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RequestContext( HttpServletRequest request , @ Nullable HttpServletResponse response , @ Nullable ServletContext servletContext , @ Nullable Map &lt; String , Object &gt; mod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questContext.RequestContext( HttpServletRequest request , @ Nullable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DefaultHtml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Message( MessageSourceResolvable resolvable , boolean htmlEsca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.RequestContex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ThemeMessage( String code , @ Nullable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Message( MessageSourceResolvable resolv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